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d0910" officeooo:paragraph-rsid="000d0910"/>
    </style:style>
    <style:style style:name="P2" style:family="paragraph" style:parent-style-name="Text_20_body">
      <style:text-properties officeooo:rsid="00105477" officeooo:paragraph-rsid="00105477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0d0910" officeooo:paragraph-rsid="000d0910"/>
    </style:style>
    <style:style style:name="P5" style:family="paragraph" style:parent-style-name="Text_20_body" style:list-style-name="L2">
      <style:text-properties officeooo:rsid="00105477" officeooo:paragraph-rsid="00105477"/>
    </style:style>
    <style:style style:name="P6" style:family="paragraph" style:parent-style-name="Text_20_body">
      <style:text-properties officeooo:rsid="00105477" officeooo:paragraph-rsid="00105477"/>
    </style:style>
    <style:style style:name="P7" style:family="paragraph" style:parent-style-name="Text_20_body" style:list-style-name="L2">
      <style:text-properties officeooo:rsid="00111a2e" officeooo:paragraph-rsid="00111a2e"/>
    </style:style>
    <style:style style:name="P8" style:family="paragraph" style:parent-style-name="Text_20_body" style:list-style-name="L2">
      <style:text-properties officeooo:rsid="00125b71" officeooo:paragraph-rsid="00125b71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915be"/>
    </style:style>
    <style:style style:name="T2" style:family="text">
      <style:text-properties officeooo:rsid="00093575"/>
    </style:style>
    <style:style style:name="T3" style:family="text">
      <style:text-properties officeooo:rsid="000b1c3a"/>
    </style:style>
    <style:style style:name="T4" style:family="text">
      <style:text-properties officeooo:rsid="00105477"/>
    </style:style>
    <style:style style:name="T5" style:family="text">
      <style:text-properties officeooo:rsid="00122a00"/>
    </style:style>
    <style:style style:name="T6" style:family="text">
      <style:text-properties officeooo:rsid="00125b71"/>
    </style:style>
    <style:style style:name="T7" style:family="text">
      <style:text-properties officeooo:rsid="0013fcd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Pisi Linux Team proudly presents Pisi Linux 1.0</text:span></text:p>
      <text:p text:style-name="Standard"/>
      <text:p text:style-name="Standard"><text:tab/><text:span text:style-name="T2">Pisi Linux is an operating system, based on GNU/Linux and Pisi. It is created as a successor of Pisi-based Pardus Linux, after its End Of Life declaration.</text:span></text:p>
      <text:p text:style-name="Standard"><text:tab/><text:span text:style-name="T3">Pisi Linux contains several unique technologies:</text:span></text:p>
      <text:p text:style-name="Standard"/>
      <text:list xml:id="list2551452843603502208" text:style-name="L1">
        <text:list-item>
          <text:p text:style-name="P9">COMAR (COnfigurationMAnageR), designed to facilitate the integration and co-existence of software </text:p>
        </text:list-item>
        <text:list-item>
          <text:p text:style-name="P9">MUDUR, designed to streamline the boot process. </text:p>
        </text:list-item>
        <text:list-item>
          <text:p text:style-name="P9">PISI (Packages Installed Succesfully, as Intended), is Turkish for kitty and was the name given to the custom packaging system developed for Pardus Linux. </text:p>
        </text:list-item>
        <text:list-item>
          <text:p text:style-name="P9">YALI (Yet Another Linux Installer), the custom installer. </text:p>
        </text:list-item>
        <text:list-item>
          <text:p text:style-name="P3">KAPTAN, is Turkish for captain and is the desktop greeter, which start at the first start. It allows a user to change the settings. </text:p>
        </text:list-item>
        <text:list-item>
          <text:p text:style-name="P4">PANDA, video-driver manager.</text:p>
        </text:list-item>
      </text:list>
      <text:p text:style-name="P1"/>
      <text:p text:style-name="P1"><text:tab/><text:span text:style-name="T4">The model of distribution of Pisi Linux is rolling release.</text:span></text:p>
      <text:p text:style-name="P1"><text:tab/><text:span text:style-name="T4">Main components:</text:span></text:p>
      <text:p text:style-name="P1"/>
      <text:list xml:id="list712255092787095506" text:style-name="L2">
        <text:list-item>
          <text:p text:style-name="P5">Linux Kernel: 3.<text:span text:style-name="T7">1</text:span>2.5</text:p>
        </text:list-item>
        <text:list-item>
          <text:p text:style-name="P5">KDE: 4.11.5</text:p>
        </text:list-item>
        <text:list-item>
          <text:p text:style-name="P7">Mate: 1.6.2</text:p>
        </text:list-item>
        <text:list-item>
          <text:p text:style-name="P5">Mozilla Firefox: 26.0</text:p>
        </text:list-item>
        <text:list-item>
          <text:p text:style-name="P5">LibreOffice: 4.1.3.2</text:p>
        </text:list-item>
        <text:list-item>
          <text:p text:style-name="P7">GIMP: 2.8.10</text:p>
        </text:list-item>
        <text:list-item>
          <text:p text:style-name="P7">Calligra Suite: 2.7.5</text:p>
        </text:list-item>
        <text:list-item>
          <text:p text:style-name="P8">Clementine: 1.2.1</text:p>
        </text:list-item>
        <text:list-item>
          <text:p text:style-name="P8">Qt: 4.8.5</text:p>
        </text:list-item>
        <text:list-item>
          <text:p text:style-name="P5">glibc: 2.18</text:p>
        </text:list-item>
        <text:list-item>
          <text:p text:style-name="P5">binutils: 2.32.2</text:p>
        </text:list-item>
        <text:list-item>
          <text:p text:style-name="P5">coreutils: 8.21</text:p>
        </text:list-item>
      </text:list>
      <text:p text:style-name="P2"/>
      <text:p text:style-name="P2"><text:tab/><text:span text:style-name="T5">Codecs for playing audio and video files are included.</text:span></text:p>
      <text:p text:style-name="P2"><text:tab/><text:span text:style-name="T6">There is only 64bit version of Pisi Linux. Packages for all nessesary 32bit applications (Skype, Steam) are included. There are over 6000 packages. This number is rising.</text:span></text:p>
      <text:p text:style-name="P2"/>
      <text:p text:style-name="P2"><text:tab/>Pisi Linux is translated to 14 languages: English, Dutch, German, Russian, Spanish, Turkish, French, Hungarian, Italian, Croatian, Swedish, Ukranian, Polish and Portuguese (Brazil). Tran<text:span text:style-name="T7">s</text:span>lation to other languages <text:span text:style-name="T7">is</text:span> going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5:00:35.082597251</meta:creation-date>
    <dc:date>2014-01-09T23:55:24.803438099</dc:date>
    <meta:editing-duration>PT50M34S</meta:editing-duration>
    <meta:editing-cycles>8</meta:editing-cycles>
    <meta:generator>LibreOffice/4.1.3.2$Linux_X86_64 LibreOffice_project/410m0$Build-2</meta:generator>
    <meta:document-statistic meta:table-count="0" meta:image-count="0" meta:object-count="0" meta:page-count="1" meta:paragraph-count="26" meta:word-count="241" meta:character-count="1503" meta:non-whitespace-character-count="1293"/>
  </office:meta>
</office:document-meta>
</file>